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6.6979in" fo:margin-left="0in" table:align="left"/>
    </style:style>
    <style:style style:name="Tabelle1.A" style:family="table-column">
      <style:table-column-properties style:column-width="0.7431in"/>
    </style:style>
    <style:style style:name="Tabelle1.B" style:family="table-column">
      <style:table-column-properties style:column-width="0.9132in"/>
    </style:style>
    <style:style style:name="Tabelle1.C" style:family="table-column">
      <style:table-column-properties style:column-width="0.9375in"/>
    </style:style>
    <style:style style:name="Tabelle1.D" style:family="table-column">
      <style:table-column-properties style:column-width="0.5208in"/>
    </style:style>
    <style:style style:name="Tabelle1.E" style:family="table-column">
      <style:table-column-properties style:column-width="0.9063in"/>
    </style:style>
    <style:style style:name="Tabelle1.F" style:family="table-column">
      <style:table-column-properties style:column-width="0.5417in"/>
    </style:style>
    <style:style style:name="Tabelle1.G" style:family="table-column">
      <style:table-column-properties style:column-width="0.875in"/>
    </style:style>
    <style:style style:name="Tabelle1.H" style:family="table-column">
      <style:table-column-properties style:column-width="0.6667in"/>
    </style:style>
    <style:style style:name="Tabelle1.I" style:family="table-column">
      <style:table-column-properties style:column-width="0.5938in"/>
    </style:style>
    <style:style style:name="Tabelle1.A1" style:family="table-cell">
      <style:table-cell-properties fo:padding="0.0382in" fo:border-left="0.05pt solid #000000" fo:border-right="none" fo:border-top="0.05pt solid #000000" fo:border-bottom="0.05pt solid #000000"/>
    </style:style>
    <style:style style:name="Tabelle1.I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4.25pt"/>
    </style:style>
    <style:style style:name="P2" style:family="paragraph" style:parent-style-name="Standard">
      <style:text-properties style:font-name="Liberation Serif" fo:font-size="14.25pt" officeooo:paragraph-rsid="00198dc9"/>
    </style:style>
    <style:style style:name="P3" style:family="paragraph" style:parent-style-name="Standard">
      <style:text-properties style:font-name="Liberation Serif" fo:font-size="14.25pt" fo:font-weight="bold" style:font-weight-asian="bold" style:font-weight-complex="bold"/>
    </style:style>
    <style:style style:name="P4" style:family="paragraph" style:parent-style-name="Standard">
      <style:text-properties style:font-name="Liberation Serif" fo:font-size="14.25pt" fo:font-weight="bold" officeooo:rsid="0028f4b1" officeooo:paragraph-rsid="002bb38b" style:font-weight-asian="bold" style:font-weight-complex="bold"/>
    </style:style>
    <style:style style:name="P5" style:family="paragraph" style:parent-style-name="Standard">
      <style:text-properties style:font-name="Liberation Serif" fo:font-size="17.25pt"/>
    </style:style>
    <style:style style:name="P6" style:family="paragraph" style:parent-style-name="Standard">
      <style:text-properties style:font-name="Liberation Serif" fo:font-size="12pt"/>
    </style:style>
    <style:style style:name="P7" style:family="paragraph" style:parent-style-name="Standard">
      <style:text-properties style:font-name="Liberation Serif" fo:font-size="12pt" officeooo:rsid="0010346c" officeooo:paragraph-rsid="0010346c"/>
    </style:style>
    <style:style style:name="P8" style:family="paragraph" style:parent-style-name="Standard">
      <style:text-properties style:font-name="Liberation Serif" fo:font-size="12pt" officeooo:rsid="0010346c" officeooo:paragraph-rsid="00115bb5"/>
    </style:style>
    <style:style style:name="P9" style:family="paragraph" style:parent-style-name="Standard">
      <style:text-properties style:font-name="Liberation Serif" fo:font-size="12pt" officeooo:rsid="00106aac" officeooo:paragraph-rsid="0010346c"/>
    </style:style>
    <style:style style:name="P10" style:family="paragraph" style:parent-style-name="Standard">
      <style:text-properties style:font-name="Liberation Serif" fo:font-size="12pt" officeooo:rsid="00106aac" officeooo:paragraph-rsid="0011fc82"/>
    </style:style>
    <style:style style:name="P11" style:family="paragraph" style:parent-style-name="Standard">
      <style:text-properties style:font-name="Liberation Serif" fo:font-size="12pt" officeooo:rsid="0011fc82" officeooo:paragraph-rsid="0011fc82"/>
    </style:style>
    <style:style style:name="P12" style:family="paragraph" style:parent-style-name="Standard">
      <style:text-properties style:font-name="Liberation Serif" fo:font-size="12pt" style:text-underline-style="solid" style:text-underline-width="auto" style:text-underline-color="font-color" officeooo:rsid="0011fc82" officeooo:paragraph-rsid="0011fc82"/>
    </style:style>
    <style:style style:name="P13" style:family="paragraph" style:parent-style-name="Standard">
      <style:text-properties style:font-name="Liberation Serif" fo:font-size="12pt" style:text-underline-style="solid" style:text-underline-width="auto" style:text-underline-color="font-color" fo:font-weight="bold" officeooo:rsid="0011fc82" officeooo:paragraph-rsid="0011fc82" style:font-weight-asian="bold" style:font-weight-complex="bold"/>
    </style:style>
    <style:style style:name="P14" style:family="paragraph" style:parent-style-name="Standard">
      <style:text-properties style:font-name="Liberation Serif" fo:font-size="12pt" style:text-underline-style="solid" style:text-underline-width="auto" style:text-underline-color="font-color" fo:font-weight="normal" officeooo:rsid="0035541f" officeooo:paragraph-rsid="0035541f" style:font-size-asian="12pt" style:font-weight-asian="normal" style:font-size-complex="12pt" style:font-weight-complex="normal"/>
    </style:style>
    <style:style style:name="P15" style:family="paragraph" style:parent-style-name="Standard">
      <style:text-properties style:font-name="Liberation Serif" fo:font-size="12pt" officeooo:rsid="00176162" officeooo:paragraph-rsid="00176162" style:font-size-asian="12pt" style:font-size-complex="12pt"/>
    </style:style>
    <style:style style:name="P16" style:family="paragraph" style:parent-style-name="Standard">
      <style:text-properties style:font-name="Liberation Serif" fo:font-size="12pt" fo:font-weight="bold" officeooo:rsid="0010346c" officeooo:paragraph-rsid="0010346c" style:font-weight-asian="bold" style:font-weight-complex="bold"/>
    </style:style>
    <style:style style:name="P17" style:family="paragraph" style:parent-style-name="Standard">
      <style:text-properties style:font-name="Liberation Serif" fo:font-size="12pt" fo:font-weight="bold" officeooo:rsid="0010346c" officeooo:paragraph-rsid="00115bb5" style:font-weight-asian="bold" style:font-weight-complex="bold"/>
    </style:style>
    <style:style style:name="P18" style:family="paragraph" style:parent-style-name="Standard">
      <style:text-properties style:font-name="Liberation Serif" fo:font-size="12pt" fo:font-weight="bold" officeooo:rsid="001e8b1f" officeooo:paragraph-rsid="001e8b1f" style:font-weight-asian="bold" style:font-weight-complex="bold"/>
    </style:style>
    <style:style style:name="P19" style:family="paragraph" style:parent-style-name="Standard">
      <style:text-properties style:font-name="Liberation Serif" fo:font-size="12pt" fo:font-weight="bold" officeooo:rsid="001e8b1f" officeooo:paragraph-rsid="0041b485" style:font-weight-asian="bold" style:font-weight-complex="bold"/>
    </style:style>
    <style:style style:name="P20" style:family="paragraph" style:parent-style-name="Standard">
      <style:text-properties style:font-name="Liberation Serif" fo:font-size="12pt" officeooo:paragraph-rsid="0011fc82"/>
    </style:style>
    <style:style style:name="P21" style:family="paragraph" style:parent-style-name="Standard">
      <style:text-properties style:font-name="Liberation Serif" fo:font-size="12pt" officeooo:rsid="001417f3" officeooo:paragraph-rsid="001417f3"/>
    </style:style>
    <style:style style:name="P22" style:family="paragraph" style:parent-style-name="Standard">
      <style:text-properties style:font-name="Liberation Serif" fo:font-size="12pt" officeooo:rsid="001417f3" officeooo:paragraph-rsid="003d9235"/>
    </style:style>
    <style:style style:name="P23" style:family="paragraph" style:parent-style-name="Standard">
      <style:text-properties style:font-name="Liberation Serif" fo:font-size="12pt" officeooo:rsid="001686ef" officeooo:paragraph-rsid="001686ef"/>
    </style:style>
    <style:style style:name="P24" style:family="paragraph" style:parent-style-name="Standard">
      <style:text-properties style:font-name="Liberation Serif" fo:font-size="12pt" officeooo:rsid="00176162" officeooo:paragraph-rsid="00176162"/>
    </style:style>
    <style:style style:name="P25" style:family="paragraph" style:parent-style-name="Standard">
      <style:text-properties style:font-name="Liberation Serif" fo:font-size="12pt" officeooo:rsid="001cdf1e" officeooo:paragraph-rsid="001e8b1f"/>
    </style:style>
    <style:style style:name="P26" style:family="paragraph" style:parent-style-name="Standard">
      <style:text-properties style:font-name="Liberation Serif" fo:font-size="12pt" officeooo:rsid="001cdf1e" officeooo:paragraph-rsid="0028a1a5"/>
    </style:style>
    <style:style style:name="P27" style:family="paragraph" style:parent-style-name="Standard">
      <style:text-properties style:font-name="Liberation Serif" fo:font-size="12pt" officeooo:rsid="001cdf1e" officeooo:paragraph-rsid="001cdf1e"/>
    </style:style>
    <style:style style:name="P28" style:family="paragraph" style:parent-style-name="Standard">
      <style:text-properties style:font-name="Liberation Serif" fo:font-size="12pt" officeooo:rsid="001cdf1e" officeooo:paragraph-rsid="002dafd0"/>
    </style:style>
    <style:style style:name="P29" style:family="paragraph" style:parent-style-name="Standard">
      <style:text-properties style:font-name="Liberation Serif" fo:font-size="12pt" officeooo:rsid="001e8b1f"/>
    </style:style>
    <style:style style:name="P30" style:family="paragraph" style:parent-style-name="Standard">
      <style:text-properties style:font-name="Liberation Serif" fo:font-size="12pt" officeooo:rsid="001e8b1f" officeooo:paragraph-rsid="001e8b1f"/>
    </style:style>
    <style:style style:name="P31" style:family="paragraph" style:parent-style-name="Standard">
      <style:text-properties style:font-name="Liberation Serif" fo:font-size="12pt" officeooo:rsid="001e8b1f" officeooo:paragraph-rsid="0041b485"/>
    </style:style>
    <style:style style:name="P32" style:family="paragraph" style:parent-style-name="Standard">
      <style:text-properties style:font-name="Liberation Serif" fo:font-size="12pt" officeooo:rsid="0028f4b1" officeooo:paragraph-rsid="0028f4b1"/>
    </style:style>
    <style:style style:name="P33" style:family="paragraph" style:parent-style-name="Standard">
      <style:text-properties style:font-name="Liberation Serif" fo:font-size="12pt" fo:font-weight="normal" officeooo:rsid="001abdee" officeooo:paragraph-rsid="001417f3" style:font-weight-asian="normal" style:font-weight-complex="normal"/>
    </style:style>
    <style:style style:name="P34" style:family="paragraph" style:parent-style-name="Standard">
      <style:text-properties style:font-name="Liberation Serif" fo:font-size="12pt" fo:font-weight="normal" officeooo:rsid="002f81ef" officeooo:paragraph-rsid="002fc59d" style:font-size-asian="10.5pt" style:font-weight-asian="normal" style:font-size-complex="12pt" style:font-weight-complex="normal"/>
    </style:style>
    <style:style style:name="P35" style:family="paragraph" style:parent-style-name="Standard">
      <style:text-properties style:font-name="Liberation Serif" fo:font-size="12pt" fo:font-weight="normal" officeooo:rsid="002f81ef" officeooo:paragraph-rsid="0048be28"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rsid="002fc59d" officeooo:paragraph-rsid="002fc59d"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rsid="002fc59d" officeooo:paragraph-rsid="0031474c" style:font-size-asian="10.5pt" style:font-weight-asian="normal" style:font-size-complex="12pt" style:font-weight-complex="normal"/>
    </style:style>
    <style:style style:name="P38" style:family="paragraph" style:parent-style-name="Standard">
      <style:text-properties style:font-name="Liberation Serif" fo:font-size="12pt" fo:font-weight="normal" officeooo:rsid="0042eaa7" officeooo:paragraph-rsid="0042eaa7" style:font-size-asian="10.5pt" style:font-weight-asian="normal" style:font-size-complex="12pt" style:font-weight-complex="normal"/>
    </style:style>
    <style:style style:name="P39" style:family="paragraph" style:parent-style-name="Standard">
      <style:text-properties style:font-name="Liberation Serif" fo:font-size="12pt" fo:font-weight="normal" officeooo:rsid="002bb38b" officeooo:paragraph-rsid="00450db1" style:font-size-asian="10.5pt" style:font-weight-asian="normal" style:font-size-complex="12pt" style:font-weight-complex="normal"/>
    </style:style>
    <style:style style:name="P40" style:family="paragraph" style:parent-style-name="Standard">
      <style:text-properties style:font-name="Liberation Serif" fo:font-size="12pt" fo:font-weight="normal" officeooo:rsid="004c3b95" officeooo:paragraph-rsid="004c3b95"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35541f" officeooo:paragraph-rsid="0035541f" style:font-size-asian="12pt" style:font-weight-asian="normal" style:font-size-complex="12pt" style:font-weight-complex="normal"/>
    </style:style>
    <style:style style:name="P42" style:family="paragraph" style:parent-style-name="Standard">
      <style:text-properties style:font-name="Liberation Serif" fo:font-size="12pt" fo:font-weight="normal" officeooo:rsid="004c3b95" officeooo:paragraph-rsid="004c3b95" style:font-size-asian="12pt" style:font-weight-asian="normal" style:font-size-complex="12pt" style:font-weight-complex="normal"/>
    </style:style>
    <style:style style:name="P43" style:family="paragraph" style:parent-style-name="Standard">
      <style:text-properties style:font-name="Liberation Serif" fo:font-size="12pt" officeooo:rsid="001abdee" officeooo:paragraph-rsid="002bb38b"/>
    </style:style>
    <style:style style:name="P44" style:family="paragraph" style:parent-style-name="Standard">
      <style:text-properties style:font-name="Liberation Serif" fo:font-size="12pt" officeooo:rsid="001abdee" officeooo:paragraph-rsid="0038c0ca"/>
    </style:style>
    <style:style style:name="P45" style:family="paragraph" style:parent-style-name="Standard">
      <style:text-properties style:font-name="Liberation Serif" fo:font-size="12pt" style:text-underline-style="none" fo:font-weight="normal" officeooo:rsid="001417f3" officeooo:paragraph-rsid="002ad89e" style:font-size-asian="12pt" style:font-weight-asian="normal" style:font-size-complex="12pt" style:font-weight-complex="normal"/>
    </style:style>
    <style:style style:name="P46" style:family="paragraph" style:parent-style-name="Standard">
      <style:text-properties style:font-name="Liberation Serif" fo:font-size="12pt" style:text-underline-style="none" fo:font-weight="normal" officeooo:rsid="002eb0d1" officeooo:paragraph-rsid="003d9235" style:font-size-asian="12pt" style:font-weight-asian="normal" style:font-size-complex="12pt" style:font-weight-complex="normal"/>
    </style:style>
    <style:style style:name="P47" style:family="paragraph" style:parent-style-name="Standard">
      <style:text-properties style:font-name="Liberation Serif" fo:font-size="12pt" style:text-underline-style="none" fo:font-weight="normal" officeooo:rsid="00301811" officeooo:paragraph-rsid="003d9235" style:font-size-asian="12pt" style:font-weight-asian="normal" style:font-size-complex="12pt" style:font-weight-complex="normal"/>
    </style:style>
    <style:style style:name="P48" style:family="paragraph" style:parent-style-name="Standard">
      <style:text-properties style:font-name="Liberation Serif" fo:font-size="12pt" style:text-underline-style="none" fo:font-weight="normal" officeooo:rsid="001417f3" officeooo:paragraph-rsid="002ad89e" style:font-size-asian="10.5pt" style:font-weight-asian="normal" style:font-size-complex="12pt" style:font-weight-complex="normal"/>
    </style:style>
    <style:style style:name="P49" style:family="paragraph" style:parent-style-name="Standard">
      <style:text-properties style:font-name="Liberation Serif" fo:font-size="12pt" style:text-underline-style="none" fo:font-weight="normal" officeooo:rsid="001417f3" officeooo:paragraph-rsid="002dafd0" style:font-size-asian="10.5pt" style:font-weight-asian="normal" style:font-size-complex="12pt" style:font-weight-complex="normal"/>
    </style:style>
    <style:style style:name="P50" style:family="paragraph" style:parent-style-name="Standard">
      <style:text-properties style:font-name="Liberation Serif" fo:font-size="12pt" style:text-underline-style="none" fo:font-weight="normal" officeooo:rsid="001417f3" officeooo:paragraph-rsid="0038c0ca" style:font-size-asian="10.5pt" style:font-weight-asian="normal" style:font-size-complex="12pt" style:font-weight-complex="normal"/>
    </style:style>
    <style:style style:name="P51" style:family="paragraph" style:parent-style-name="Standard">
      <style:text-properties style:font-name="Liberation Serif" fo:font-size="12pt" style:text-underline-style="none" fo:font-weight="normal" officeooo:rsid="001abdee" officeooo:paragraph-rsid="002bb38b" style:font-size-asian="10.5pt" style:font-weight-asian="normal" style:font-size-complex="12pt" style:font-weight-complex="normal"/>
    </style:style>
    <style:style style:name="P52" style:family="paragraph" style:parent-style-name="Standard">
      <style:text-properties style:font-name="Liberation Serif" fo:font-size="12pt" style:text-underline-style="none" fo:font-weight="normal" officeooo:rsid="001abdee" officeooo:paragraph-rsid="0038c0ca" style:font-size-asian="10.5pt" style:font-weight-asian="normal" style:font-size-complex="12pt" style:font-weight-complex="normal"/>
    </style:style>
    <style:style style:name="P53" style:family="paragraph" style:parent-style-name="Standard">
      <style:text-properties style:font-name="Liberation Serif" fo:font-size="12pt" style:text-underline-style="none" fo:font-weight="normal" officeooo:rsid="002a7b75" officeooo:paragraph-rsid="002bb38b" style:font-size-asian="10.5pt" style:font-weight-asian="normal" style:font-size-complex="12pt" style:font-weight-complex="normal"/>
    </style:style>
    <style:style style:name="P54" style:family="paragraph" style:parent-style-name="Standard">
      <style:text-properties style:font-name="Liberation Serif" fo:font-size="12pt" style:text-underline-style="none" fo:font-weight="normal" officeooo:rsid="002ad89e" officeooo:paragraph-rsid="0038c0ca" style:font-size-asian="10.5pt" style:font-weight-asian="normal" style:font-size-complex="12pt" style:font-weight-complex="normal"/>
    </style:style>
    <style:style style:name="P55" style:family="paragraph" style:parent-style-name="Standard">
      <style:text-properties style:font-name="Liberation Serif" fo:font-size="12pt" style:text-underline-style="none" fo:font-weight="normal" officeooo:rsid="002bb38b" officeooo:paragraph-rsid="0038c0ca" style:font-size-asian="10.5pt" style:font-weight-asian="normal" style:font-size-complex="12pt" style:font-weight-complex="normal"/>
    </style:style>
    <style:style style:name="P56" style:family="paragraph" style:parent-style-name="Standard">
      <style:text-properties style:font-name="Liberation Serif" fo:font-size="12pt" style:text-underline-style="none" fo:font-weight="normal" officeooo:rsid="002ed587" officeooo:paragraph-rsid="0038c0ca" style:font-size-asian="10.5pt" style:font-weight-asian="normal" style:font-size-complex="12pt" style:font-weight-complex="normal"/>
    </style:style>
    <style:style style:name="P57" style:family="paragraph" style:parent-style-name="Standard">
      <style:text-properties style:font-name="Liberation Serif" fo:font-size="12pt" style:text-underline-style="none" officeooo:rsid="00106aac" officeooo:paragraph-rsid="0011fc82"/>
    </style:style>
    <style:style style:name="P58" style:family="paragraph" style:parent-style-name="Standard">
      <style:text-properties style:font-name="Liberation Serif" fo:font-size="12pt" officeooo:paragraph-rsid="002bb38b"/>
    </style:style>
    <style:style style:name="P59" style:family="paragraph" style:parent-style-name="Standard">
      <style:text-properties style:font-name="Liberation Serif" fo:font-size="12pt" officeooo:paragraph-rsid="002f81ef"/>
    </style:style>
    <style:style style:name="P60" style:family="paragraph" style:parent-style-name="Standard">
      <style:text-properties style:font-name="Liberation Serif" fo:font-size="12pt" officeooo:rsid="00228e21" officeooo:paragraph-rsid="0038c0ca"/>
    </style:style>
    <style:style style:name="P61" style:family="paragraph" style:parent-style-name="Standard">
      <style:text-properties style:font-name="Liberation Serif" fo:font-size="12pt" officeooo:rsid="002bb38b" officeooo:paragraph-rsid="0038c0ca"/>
    </style:style>
    <style:style style:name="P62" style:family="paragraph" style:parent-style-name="Standard">
      <style:text-properties style:font-name="Liberation Serif" fo:font-size="12pt" officeooo:rsid="0038c0ca" officeooo:paragraph-rsid="0038c0ca"/>
    </style:style>
    <style:style style:name="P63" style:family="paragraph" style:parent-style-name="Standard">
      <style:text-properties style:font-name="Liberation Serif" fo:font-size="12pt" officeooo:rsid="0040d233" officeooo:paragraph-rsid="0040d233"/>
    </style:style>
    <style:style style:name="P64" style:family="paragraph" style:parent-style-name="Standard">
      <style:text-properties style:font-name="Liberation Serif" fo:font-size="12pt" officeooo:rsid="00416941" officeooo:paragraph-rsid="00416941"/>
    </style:style>
    <style:style style:name="P65" style:family="paragraph" style:parent-style-name="Standard">
      <style:text-properties style:font-name="Liberation Serif" fo:font-size="12pt" officeooo:paragraph-rsid="0041b485"/>
    </style:style>
    <style:style style:name="P66" style:family="paragraph" style:parent-style-name="Standard">
      <style:text-properties style:font-name="Liberation Serif" fo:font-size="12pt" officeooo:rsid="002eb0d1" officeooo:paragraph-rsid="003b825f"/>
    </style:style>
    <style:style style:name="P67" style:family="paragraph" style:parent-style-name="Standard">
      <style:text-properties style:font-name="Liberation Serif" fo:font-size="12pt" officeooo:rsid="00450db1" officeooo:paragraph-rsid="00450db1"/>
    </style:style>
    <style:style style:name="P68" style:family="paragraph" style:parent-style-name="Standard">
      <style:text-properties style:font-name="Liberation Serif" fo:font-size="12pt" officeooo:rsid="004a57ef" officeooo:paragraph-rsid="004a57ef"/>
    </style:style>
    <style:style style:name="P69" style:family="paragraph" style:parent-style-name="Standard">
      <style:text-properties style:font-name="Liberation Serif" fo:font-size="12pt" officeooo:rsid="004c3b95" officeooo:paragraph-rsid="004c3b95"/>
    </style:style>
    <style:style style:name="P70" style:family="paragraph" style:parent-style-name="Standard">
      <style:text-properties style:font-name="Liberation Serif" fo:font-size="12pt" officeooo:rsid="002f81ef" officeooo:paragraph-rsid="002f81ef"/>
    </style:style>
    <style:style style:name="P71" style:family="paragraph" style:parent-style-name="Standard">
      <style:text-properties style:font-name="Liberation Serif" fo:font-size="12pt" officeooo:paragraph-rsid="0048be28"/>
    </style:style>
    <style:style style:name="P72" style:family="paragraph" style:parent-style-name="Standard">
      <style:text-properties style:font-name="Liberation Serif" fo:font-size="14pt" style:text-underline-style="solid" style:text-underline-width="auto" style:text-underline-color="font-color" fo:font-weight="bold" officeooo:rsid="000e47af" officeooo:paragraph-rsid="000e47af" style:font-size-asian="14pt" style:font-weight-asian="bold" style:font-size-complex="14pt" style:font-weight-complex="bold"/>
    </style:style>
    <style:style style:name="P73" style:family="paragraph" style:parent-style-name="Standard">
      <style:text-properties style:font-name="Liberation Serif" fo:font-size="14pt" style:text-underline-style="solid" style:text-underline-width="auto" style:text-underline-color="font-color" style:font-size-asian="14pt" style:font-size-complex="14pt"/>
    </style:style>
    <style:style style:name="P74" style:family="paragraph" style:parent-style-name="Standard">
      <style:text-properties style:font-name="Liberation Serif" fo:font-size="14pt" style:text-underline-style="none" fo:font-weight="bold" officeooo:rsid="001417f3" officeooo:paragraph-rsid="001417f3" style:font-size-asian="14pt" style:font-weight-asian="bold" style:font-size-complex="14pt" style:font-weight-complex="bold"/>
    </style:style>
    <style:style style:name="P75" style:family="paragraph" style:parent-style-name="Standard">
      <style:text-properties style:font-name="Liberation Serif" fo:font-size="14pt" style:text-underline-style="none" fo:font-weight="bold" officeooo:rsid="001417f3" officeooo:paragraph-rsid="002ad89e" style:font-size-asian="14pt" style:font-weight-asian="bold" style:font-size-complex="14pt" style:font-weight-complex="bold"/>
    </style:style>
    <style:style style:name="P76" style:family="paragraph" style:parent-style-name="Standard">
      <style:text-properties style:font-name="Liberation Serif" fo:font-size="14pt" style:text-underline-style="none" fo:font-weight="bold" officeooo:rsid="001417f3" officeooo:paragraph-rsid="002b76ca" style:font-size-asian="14pt" style:font-weight-asian="bold" style:font-size-complex="14pt" style:font-weight-complex="bold"/>
    </style:style>
    <style:style style:name="P77" style:family="paragraph" style:parent-style-name="Standard">
      <style:text-properties style:font-name="Liberation Serif" fo:font-size="14pt" style:text-underline-style="none" fo:font-weight="bold" officeooo:rsid="001417f3" officeooo:paragraph-rsid="002dafd0" style:font-size-asian="14pt" style:font-weight-asian="bold" style:font-size-complex="14pt" style:font-weight-complex="bold"/>
    </style:style>
    <style:style style:name="P78" style:family="paragraph" style:parent-style-name="Standard">
      <style:text-properties style:font-name="Liberation Serif" fo:font-size="14pt" style:text-underline-style="none" fo:font-weight="bold" officeooo:rsid="002a5e24" officeooo:paragraph-rsid="002b76ca" style:font-size-asian="14pt" style:font-weight-asian="bold" style:font-size-complex="14pt" style:font-weight-complex="bold"/>
    </style:style>
    <style:style style:name="P79" style:family="paragraph" style:parent-style-name="Standard">
      <style:text-properties style:font-name="Liberation Serif" fo:font-size="14pt" style:text-underline-style="none" fo:font-weight="bold" officeooo:rsid="002a5e24" officeooo:paragraph-rsid="002dafd0" style:font-size-asian="14pt" style:font-weight-asian="bold" style:font-size-complex="14pt" style:font-weight-complex="bold"/>
    </style:style>
    <style:style style:name="P80" style:family="paragraph" style:parent-style-name="Standard">
      <style:text-properties style:font-name="Liberation Serif" fo:font-size="14pt" fo:font-weight="bold" style:font-size-asian="14pt" style:font-weight-asian="bold" style:font-size-complex="14pt" style:font-weight-complex="bold"/>
    </style:style>
    <style:style style:name="P81" style:family="paragraph" style:parent-style-name="Standard">
      <style:text-properties style:font-name="Liberation Serif" fo:font-size="14pt" fo:font-weight="bold" officeooo:rsid="002bb38b" officeooo:paragraph-rsid="002bb38b" style:font-size-asian="14pt" style:font-weight-asian="bold" style:font-size-complex="14pt" style:font-weight-complex="bold"/>
    </style:style>
    <style:style style:name="P82" style:family="paragraph" style:parent-style-name="Standard">
      <style:text-properties style:font-name="Liberation Serif" fo:font-size="14pt" fo:font-weight="bold" officeooo:rsid="002bb38b" officeooo:paragraph-rsid="00450db1" style:font-size-asian="14pt" style:font-weight-asian="bold" style:font-size-complex="14pt" style:font-weight-complex="bold"/>
    </style:style>
    <style:style style:name="P83" style:family="paragraph" style:parent-style-name="Standard">
      <style:text-properties style:font-name="Liberation Serif" fo:font-size="14pt" fo:font-weight="bold" officeooo:rsid="0038c0ca" officeooo:paragraph-rsid="0042eaa7" style:font-size-asian="14pt" style:font-weight-asian="bold" style:font-size-complex="14pt" style:font-weight-complex="bold"/>
    </style:style>
    <style:style style:name="P84" style:family="paragraph" style:parent-style-name="Standard">
      <style:text-properties style:font-name="Liberation Serif" fo:font-size="14pt" fo:font-weight="bold" officeooo:rsid="0042eaa7" officeooo:paragraph-rsid="0042eaa7" style:font-size-asian="14pt" style:font-weight-asian="bold" style:font-size-complex="14pt" style:font-weight-complex="bold"/>
    </style:style>
    <style:style style:name="P85" style:family="paragraph" style:parent-style-name="Standard">
      <style:text-properties style:font-name="Liberation Serif" fo:font-size="14pt" fo:font-weight="bold" officeooo:rsid="004a57ef" officeooo:paragraph-rsid="004a57ef" style:font-size-asian="14pt" style:font-weight-asian="bold" style:font-size-complex="14pt" style:font-weight-complex="bold"/>
    </style:style>
    <style:style style:name="P86" style:family="paragraph" style:parent-style-name="Standard">
      <style:text-properties style:font-name="Liberation Serif" fo:font-size="14pt" fo:font-weight="bold" officeooo:rsid="004c3b95" officeooo:paragraph-rsid="004c3b95" style:font-size-asian="14pt" style:font-weight-asian="bold" style:font-size-complex="14pt" style:font-weight-complex="bold"/>
    </style:style>
    <style:style style:name="P87" style:family="paragraph" style:parent-style-name="Standard">
      <style:text-properties style:font-name="Liberation Serif" fo:font-size="14pt" fo:font-weight="bold" officeooo:rsid="0028f4b1" officeooo:paragraph-rsid="002bb38b" style:font-weight-asian="bold" style:font-weight-complex="bold"/>
    </style:style>
    <style:style style:name="P88" style:family="paragraph" style:parent-style-name="Standard">
      <style:text-properties style:font-name="Liberation Serif" fo:font-size="21pt" officeooo:rsid="0009bde1" officeooo:paragraph-rsid="0009bde1"/>
    </style:style>
    <style:style style:name="P89" style:family="paragraph" style:parent-style-name="Standard">
      <style:text-properties style:font-name="Liberation Serif" fo:font-size="20pt" fo:font-weight="bold" style:font-size-asian="20pt" style:font-weight-asian="bold" style:font-size-complex="20pt" style:font-weight-complex="bold"/>
    </style:style>
    <style:style style:name="P90" style:family="paragraph" style:parent-style-name="Standard">
      <style:text-properties style:font-name="Liberation Serif" fo:font-size="20pt" fo:font-weight="bold" officeooo:paragraph-rsid="002a5e24" style:font-size-asian="20pt" style:font-weight-asian="bold" style:font-size-complex="20pt" style:font-weight-complex="bold"/>
    </style:style>
    <style:style style:name="P91" style:family="paragraph" style:parent-style-name="Standard">
      <style:text-properties style:font-name="Liberation Serif" fo:font-size="20pt" fo:font-weight="bold" officeooo:paragraph-rsid="002bb38b" style:font-size-asian="20pt" style:font-weight-asian="bold" style:font-size-complex="20pt" style:font-weight-complex="bold"/>
    </style:style>
    <style:style style:name="P92" style:family="paragraph" style:parent-style-name="Standard">
      <style:text-properties style:font-name="Liberation Serif" fo:font-size="18pt" fo:font-weight="bold" officeooo:rsid="001417f3" officeooo:paragraph-rsid="001417f3" style:font-size-asian="18pt" style:font-weight-asian="bold" style:font-size-complex="18pt" style:font-weight-complex="bold"/>
    </style:style>
    <style:style style:name="P93" style:family="paragraph" style:parent-style-name="Table_20_Contents">
      <style:text-properties style:font-name="Liberation Serif" fo:font-size="12pt" style:font-size-asian="12pt" style:font-size-complex="12pt"/>
    </style:style>
    <style:style style:name="P94" style:family="paragraph" style:parent-style-name="Table_20_Contents">
      <style:text-properties style:font-name="Liberation Serif" fo:font-size="12pt" officeooo:rsid="00176162" officeooo:paragraph-rsid="00176162" style:font-size-asian="12pt" style:font-size-complex="12pt"/>
    </style:style>
    <style:style style:name="P95" style:family="paragraph" style:parent-style-name="Table_20_Contents">
      <style:text-properties style:font-name="Liberation Serif" fo:font-size="12pt" officeooo:rsid="00176f1b" officeooo:paragraph-rsid="00176f1b" style:font-size-asian="12pt" style:font-size-complex="12pt"/>
    </style:style>
    <style:style style:name="P96" style:family="paragraph" style:parent-style-name="Standard">
      <style:text-properties style:font-name="Liberation Serif" fo:font-size="12pt"/>
    </style:style>
    <style:style style:name="P97" style:family="paragraph" style:parent-style-name="Standard">
      <style:text-properties style:font-name="Liberation Serif" fo:font-size="12pt" officeooo:rsid="0040d233" officeooo:paragraph-rsid="0040d233"/>
    </style:style>
    <style:style style:name="P98" style:family="paragraph" style:parent-style-name="Standard">
      <style:text-properties style:font-name="Liberation Serif" fo:font-size="12pt" style:text-underline-style="none" fo:font-weight="normal" officeooo:rsid="0035541f" officeooo:paragraph-rsid="0035541f" style:font-size-asian="12pt" style:font-weight-asian="normal" style:font-size-complex="12pt" style:font-weight-complex="normal"/>
    </style:style>
    <style:style style:name="P99" style:family="paragraph" style:parent-style-name="Standard">
      <style:text-properties style:font-name="Liberation Serif" fo:font-size="12pt" style:text-underline-style="none" fo:font-weight="normal" officeooo:rsid="004c3b95" officeooo:paragraph-rsid="004c3b95" style:font-size-asian="12pt" style:font-weight-asian="normal" style:font-size-complex="12pt" style:font-weight-complex="normal"/>
    </style:style>
    <style:style style:name="P100" style:family="paragraph" style:parent-style-name="Standard">
      <style:text-properties style:font-name="Liberation Serif" fo:font-size="12pt" officeooo:rsid="001e8b1f" officeooo:paragraph-rsid="001e8b1f"/>
    </style:style>
    <style:style style:name="P101" style:family="paragraph" style:parent-style-name="Standard">
      <style:text-properties style:font-name="Liberation Serif" fo:font-size="12pt" officeooo:rsid="00500373" officeooo:paragraph-rsid="00500373"/>
    </style:style>
    <style:style style:name="P102" style:family="paragraph" style:parent-style-name="Standard">
      <style:text-properties style:font-name="Liberation Serif" fo:font-size="12pt" officeooo:rsid="004c3b95" officeooo:paragraph-rsid="004c3b95"/>
    </style:style>
    <style:style style:name="P103" style:family="paragraph" style:parent-style-name="Standard">
      <style:text-properties style:font-name="Liberation Serif" fo:font-size="12pt" fo:font-weight="normal" officeooo:rsid="00500373" officeooo:paragraph-rsid="00500373" style:font-size-asian="10.5pt" style:font-weight-asian="normal" style:font-size-complex="12pt" style:font-weight-complex="normal"/>
    </style:style>
    <style:style style:name="P104" style:family="paragraph" style:parent-style-name="Standard">
      <style:text-properties style:font-name="Liberation Serif" fo:font-size="12pt" fo:font-weight="normal" officeooo:rsid="0051c63b" officeooo:paragraph-rsid="0051c63b" style:font-size-asian="10.5pt" style:font-weight-asian="normal" style:font-size-complex="12pt" style:font-weight-complex="normal"/>
    </style:style>
    <style:style style:name="P105" style:family="paragraph" style:parent-style-name="Standard">
      <style:text-properties style:font-name="Liberation Serif" fo:font-size="12pt" fo:font-weight="normal" officeooo:rsid="0056376d" officeooo:paragraph-rsid="0056376d" style:font-size-asian="10.5pt" style:font-weight-asian="normal" style:font-size-complex="12pt" style:font-weight-complex="normal"/>
    </style:style>
    <style:style style:name="P106" style:family="paragraph" style:parent-style-name="Standard">
      <style:text-properties style:font-name="Liberation Serif" fo:font-size="12pt" fo:font-weight="normal" officeooo:rsid="00595a64" officeooo:paragraph-rsid="00595a64" style:font-size-asian="10.5pt" style:font-weight-asian="normal" style:font-size-complex="12pt" style:font-weight-complex="normal"/>
    </style:style>
    <style:style style:name="P107" style:family="paragraph" style:parent-style-name="Standard">
      <style:text-properties style:font-name="Liberation Serif" fo:font-size="12pt" fo:font-weight="normal" officeooo:rsid="0059e1cb" officeooo:paragraph-rsid="0059e1cb" style:font-size-asian="10.5pt" style:font-weight-asian="normal" style:font-size-complex="12pt" style:font-weight-complex="normal"/>
    </style:style>
    <style:style style:name="P108" style:family="paragraph" style:parent-style-name="Standard">
      <style:text-properties style:font-name="Liberation Serif" fo:font-size="12pt" officeooo:rsid="0054e5e7" officeooo:paragraph-rsid="0054e5e7"/>
    </style:style>
    <style:style style:name="P109" style:family="paragraph" style:parent-style-name="Standard">
      <style:text-properties style:font-name="Liberation Serif" fo:font-size="12pt" officeooo:rsid="0028f4b1" officeooo:paragraph-rsid="0054e5e7"/>
    </style:style>
    <style:style style:name="P110" style:family="paragraph" style:parent-style-name="Standard">
      <style:text-properties style:font-name="Liberation Serif" fo:font-size="12pt" officeooo:rsid="00416941" officeooo:paragraph-rsid="00416941"/>
    </style:style>
    <style:style style:name="P111" style:family="paragraph" style:parent-style-name="Standard">
      <style:text-properties style:font-name="Liberation Serif" fo:font-size="12pt" officeooo:rsid="0056376d" officeooo:paragraph-rsid="0056376d"/>
    </style:style>
    <style:style style:name="P112" style:family="paragraph" style:parent-style-name="Standard">
      <style:text-properties style:font-name="Liberation Serif" fo:font-size="14pt" fo:font-weight="bold" officeooo:rsid="00500373" officeooo:paragraph-rsid="00500373" style:font-size-asian="14pt" style:font-weight-asian="bold" style:font-size-complex="14pt" style:font-weight-complex="bold"/>
    </style:style>
    <style:style style:name="P113" style:family="paragraph" style:parent-style-name="Standard">
      <style:text-properties style:font-name="Liberation Serif" fo:font-size="20pt" fo:font-weight="bold" officeooo:rsid="0051c63b" officeooo:paragraph-rsid="0051c63b" style:font-size-asian="20pt" style:font-weight-asian="bold" style:font-size-complex="20pt" style:font-weight-complex="bold"/>
    </style:style>
    <style:style style:name="T1" style:family="text">
      <style:text-properties officeooo:rsid="0011fc82"/>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06aac"/>
    </style:style>
    <style:style style:name="T5" style:family="text">
      <style:text-properties style:text-underline-style="none" fo:font-weight="normal" officeooo:rsid="001417f3" style:font-size-asian="10.5pt" style:font-weight-asian="normal" style:font-size-complex="12pt" style:font-weight-complex="normal"/>
    </style:style>
    <style:style style:name="T6" style:family="text">
      <style:text-properties style:text-underline-style="none" fo:font-weight="normal" officeooo:rsid="002a7b75" style:font-size-asian="10.5pt" style:font-weight-asian="normal" style:font-size-complex="12pt" style:font-weight-complex="normal"/>
    </style:style>
    <style:style style:name="T7" style:family="text">
      <style:text-properties style:text-underline-style="none" fo:font-weight="normal" officeooo:rsid="002ed587" style:font-size-asian="10.5pt" style:font-weight-asian="normal" style:font-size-complex="12pt" style:font-weight-complex="normal"/>
    </style:style>
    <style:style style:name="T8" style:family="text">
      <style:text-properties style:text-underline-style="none" fo:font-weight="normal" officeooo:rsid="002eb0d1" style:font-size-asian="12pt" style:font-weight-asian="normal" style:font-size-complex="12pt" style:font-weight-complex="normal"/>
    </style:style>
    <style:style style:name="T9" style:family="text">
      <style:text-properties style:text-underline-style="none" fo:font-weight="normal" officeooo:rsid="0010346c" style:font-size-asian="12pt" style:font-weight-asian="normal" style:font-size-complex="12pt" style:font-weight-complex="normal"/>
    </style:style>
    <style:style style:name="T10" style:family="text">
      <style:text-properties style:text-underline-style="none" fo:font-weight="normal" officeooo:rsid="00301811" style:font-size-asian="12pt" style:font-weight-asian="normal" style:font-size-complex="12pt" style:font-weight-complex="normal"/>
    </style:style>
    <style:style style:name="T11" style:family="text">
      <style:text-properties style:text-underline-style="none" fo:font-weight="normal" officeooo:rsid="0042eaa7" style:font-size-asian="12pt" style:font-weight-asian="normal" style:font-size-complex="12pt" style:font-weight-complex="normal"/>
    </style:style>
    <style:style style:name="T12" style:family="text">
      <style:text-properties style:text-underline-style="none" officeooo:rsid="002fc59d" style:font-size-asian="10.5pt"/>
    </style:style>
    <style:style style:name="T13" style:family="text">
      <style:text-properties officeooo:rsid="001cdf1e"/>
    </style:style>
    <style:style style:name="T14" style:family="text">
      <style:text-properties officeooo:rsid="00214da9"/>
    </style:style>
    <style:style style:name="T15" style:family="text">
      <style:text-properties officeooo:rsid="00240a5e"/>
    </style:style>
    <style:style style:name="T16" style:family="text">
      <style:text-properties officeooo:rsid="0028a1a5"/>
    </style:style>
    <style:style style:name="T17" style:family="text">
      <style:text-properties officeooo:rsid="002a5e24"/>
    </style:style>
    <style:style style:name="T18" style:family="text">
      <style:text-properties officeooo:rsid="002ad89e"/>
    </style:style>
    <style:style style:name="T19" style:family="text">
      <style:text-properties officeooo:rsid="002bb38b"/>
    </style:style>
    <style:style style:name="T20" style:family="text">
      <style:text-properties officeooo:rsid="002dafd0"/>
    </style:style>
    <style:style style:name="T21" style:family="text">
      <style:text-properties officeooo:rsid="002ed587"/>
    </style:style>
    <style:style style:name="T22" style:family="text">
      <style:text-properties officeooo:rsid="002f81ef"/>
    </style:style>
    <style:style style:name="T23" style:family="text">
      <style:text-properties officeooo:rsid="002fc59d"/>
    </style:style>
    <style:style style:name="T24" style:family="text">
      <style:text-properties officeooo:rsid="0031474c"/>
    </style:style>
    <style:style style:name="T25" style:family="text">
      <style:text-properties officeooo:rsid="003449bf"/>
    </style:style>
    <style:style style:name="T26" style:family="text">
      <style:text-properties style:font-size-asian="14pt" style:font-size-complex="14pt"/>
    </style:style>
    <style:style style:name="T27" style:family="text">
      <style:text-properties officeooo:rsid="002bb38b" style:font-size-asian="14pt" style:font-size-complex="14pt"/>
    </style:style>
    <style:style style:name="T28" style:family="text">
      <style:text-properties officeooo:rsid="0042eaa7" style:font-size-asian="14pt" style:font-size-complex="14pt"/>
    </style:style>
    <style:style style:name="T29" style:family="text">
      <style:text-properties officeooo:rsid="0010346c"/>
    </style:style>
    <style:style style:name="T30" style:family="text">
      <style:text-properties officeooo:rsid="003ffeb6"/>
    </style:style>
    <style:style style:name="T31" style:family="text">
      <style:text-properties officeooo:rsid="00416941"/>
    </style:style>
    <style:style style:name="T32" style:family="text">
      <style:text-properties officeooo:rsid="0041b485"/>
    </style:style>
    <style:style style:name="T33" style:family="text">
      <style:text-properties officeooo:rsid="0042eaa7"/>
    </style:style>
    <style:style style:name="T34" style:family="text">
      <style:text-properties officeooo:rsid="00450db1"/>
    </style:style>
    <style:style style:name="T35" style:family="text">
      <style:text-properties officeooo:rsid="0048be28"/>
    </style:style>
    <style:style style:name="T36" style:family="text">
      <style:text-properties officeooo:rsid="004a57ef"/>
    </style:style>
    <style:style style:name="T37" style:family="text">
      <style:text-properties officeooo:rsid="004c3b95"/>
    </style:style>
    <style:style style:name="T38" style:family="text">
      <style:text-properties officeooo:rsid="0052e53e"/>
    </style:style>
    <style:style style:name="T39" style:family="text">
      <style:text-properties officeooo:rsid="0054e3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P2PC</text:p>
      <text:p text:style-name="P1">Gruppe 5</text:p>
      <text:p text:style-name="P1"/>
      <text:p text:style-name="P1"/>
      <text:p text:style-name="P89">1 Protokoll</text:p>
      <text:p text:style-name="P5"/>
      <text:p text:style-name="P92">Routing:</text:p>
      <text:p text:style-name="P46">Das Routing erfolgt über AODV. Dabei wird eine <text:span text:style-name="T29">Route request (RREQ) </text:span>per Broadcast an alle Clients im Netz gesendet.</text:p>
      <text:p text:style-name="P22"><text:span text:style-name="T8">Der Empfänger sendet dann eine </text:span><text:span text:style-name="T9">Route reply (RREP) </text:span><text:span text:style-name="T8">per Unicast zurück. Die Route wird in einer Routingtabelle gespeichert. </text:span><text:span text:style-name="T10">Jeder Client speichert seine eigene Routingtabelle lokal. </text:span><text:span text:style-name="T11">Jede AODV Protokollnachricht wird auf dem TCP Strom durch ROUTING mit einem nachfolgenden Leerzeichen eingeleitet.</text:span></text:p>
      <text:p text:style-name="P47"/>
      <text:p text:style-name="P72">AODV- Protokoll:</text:p>
      <text:p text:style-name="P7"/>
      <text:p text:style-name="P16"><text:span text:style-name="T2">Route request(RREQ):</text:span> </text:p>
      <text:p text:style-name="P9"/>
      <text:p text:style-name="P10">&lt;<text:span text:style-name="T1">Type; RREQ ID; Destination Host</text:span>; <text:span text:style-name="T1">Destination Sequence Number</text:span>; <text:span text:style-name="T1">Originator Host; </text:span></text:p>
      <text:p text:style-name="P10"><text:span text:style-name="T1">Originator Sequence Number</text:span>&gt;</text:p>
      <text:p text:style-name="P7"/>
      <text:p text:style-name="P7"/>
      <text:p text:style-name="P17"><text:span text:style-name="T2">Route reply(RREP):</text:span> </text:p>
      <text:p text:style-name="P8"/>
      <text:p text:style-name="P10">&lt;<text:span text:style-name="T1">Type; Destination Host</text:span>; <text:span text:style-name="T1">Destination Sequence Number</text:span>; <text:span text:style-name="T1">Originator Host; Lifetime</text:span>&gt;</text:p>
      <text:p text:style-name="P7"/>
      <text:p text:style-name="P7"/>
      <text:p text:style-name="P13">Route Error (RERR):</text:p>
      <text:p text:style-name="P13"/>
      <text:p text:style-name="P10">&lt;<text:span text:style-name="T1">Type; Unreachable Destination Host;</text:span> <text:span text:style-name="T1">Unreachable Destination Sequence Number</text:span>; </text:p>
      <text:p text:style-name="P11">Additional Unreachable Destination Hosts (if needed); <text:span text:style-name="T3">Additional Unreachable Destination Sequence Numbers (if needed)</text:span><text:span text:style-name="T4">&gt;</text:span></text:p>
      <text:p text:style-name="P11"/>
      <text:p text:style-name="P57"/>
      <text:p text:style-name="P12"/>
      <text:p text:style-name="P90"><text:span text:style-name="T17">2</text:span> <text:span text:style-name="T17">Datenstrukturen</text:span></text:p>
      <text:p text:style-name="P20"/>
      <text:p text:style-name="P74"><text:span text:style-name="T17">2.1 </text:span>Routingtabelle:</text:p>
      <text:p text:style-name="P21"/>
      <text:p text:style-name="P24"><text:s text:c="3"/>- <text:s/>Destination Host (Dest_<text:span text:style-name="T30">Host</text:span>)</text:p>
      <text:p text:style-name="P24"><text:s text:c="3"/>- <text:s/>Destination Sequence Number (Dest_SeqNr)</text:p>
      <text:p text:style-name="P24"><text:s text:c="3"/>- <text:s/>Valid Destination Sequence Number flag (SeqNr_flag) </text:p>
      <text:p text:style-name="P24"><text:s text:c="3"/>- <text:s/>Other state and routing flags (e.g., valid, invalid, repairable, being repaired) (flags)</text:p>
      <text:p text:style-name="P24"><text:s text:c="3"/>- <text:s/>TCP_Socket (TCP_Sock)</text:p>
      <text:p text:style-name="P24"><text:s text:c="3"/>- <text:s/>Hop Count (number of hops needed to reach destination) Hop</text:p>
      <text:p text:style-name="P24"><text:s text:c="3"/>- <text:s/>Next Hop (Hop_Next)</text:p>
      <text:p text:style-name="P24"><text:soft-page-break/><text:s text:c="3"/>- <text:s/>List of Precursors (precur)</text:p>
      <text:p text:style-name="P24"><text:s text:c="3"/>- <text:s/>Lifetime (time)</text:p>
      <text:p text:style-name="P21"/>
      <text:p text:style-name="P21"/>
      <text:p text:style-name="P21"/>
      <text:p text:style-name="P21"/>
      <text:p text:style-name="P23">Beispiel:</text:p>
      <text:p text:style-name="P23"/>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row>
          <table:table-cell table:style-name="Tabelle1.A1" office:value-type="string">
            <text:p text:style-name="P94">Dest_IP</text:p>
          </table:table-cell>
          <table:table-cell table:style-name="Tabelle1.A1" office:value-type="string">
            <text:p text:style-name="P15">Dest_SeqNr</text:p>
          </table:table-cell>
          <table:table-cell table:style-name="Tabelle1.A1" office:value-type="string">
            <text:p text:style-name="P15">SeqNr_flag</text:p>
          </table:table-cell>
          <table:table-cell table:style-name="Tabelle1.A1" office:value-type="string">
            <text:p text:style-name="P94">flags</text:p>
          </table:table-cell>
          <table:table-cell table:style-name="Tabelle1.A1" office:value-type="string">
            <text:p text:style-name="P15">TCP_Sock</text:p>
          </table:table-cell>
          <table:table-cell table:style-name="Tabelle1.A1" office:value-type="string">
            <text:p text:style-name="P94">Hop</text:p>
          </table:table-cell>
          <table:table-cell table:style-name="Tabelle1.A1" office:value-type="string">
            <text:p text:style-name="P15">Hop_Next</text:p>
          </table:table-cell>
          <table:table-cell table:style-name="Tabelle1.A1" office:value-type="string">
            <text:p text:style-name="P94">precur</text:p>
          </table:table-cell>
          <table:table-cell table:style-name="Tabelle1.I1" office:value-type="string">
            <text:p text:style-name="P94">time</text:p>
          </table:table-cell>
        </table:table-row>
        <table:table-row>
          <table:table-cell table:style-name="Tabelle1.A2" office:value-type="string">
            <text:p text:style-name="P95">izcip01</text:p>
          </table:table-cell>
          <table:table-cell table:style-name="Tabelle1.A2" office:value-type="string">
            <text:p text:style-name="P95">6</text:p>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5">1</text:p>
          </table:table-cell>
          <table:table-cell table:style-name="Tabelle1.A2" office:value-type="string">
            <text:p text:style-name="P95">izcip01</text:p>
          </table:table-cell>
          <table:table-cell table:style-name="Tabelle1.A2" office:value-type="string">
            <text:p text:style-name="P93"/>
          </table:table-cell>
          <table:table-cell table:style-name="Tabelle1.I2" office:value-type="string">
            <text:p text:style-name="P93"/>
          </table:table-cell>
        </table:table-row>
        <table:table-row>
          <table:table-cell table:style-name="Tabelle1.A2" office:value-type="string">
            <text:p text:style-name="P95">izcip02</text:p>
          </table:table-cell>
          <table:table-cell table:style-name="Tabelle1.A2" office:value-type="string">
            <text:p text:style-name="P95">9</text:p>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5">1</text:p>
          </table:table-cell>
          <table:table-cell table:style-name="Tabelle1.A2" office:value-type="string">
            <text:p text:style-name="P95">izcip02</text:p>
          </table:table-cell>
          <table:table-cell table:style-name="Tabelle1.A2" office:value-type="string">
            <text:p text:style-name="P93"/>
          </table:table-cell>
          <table:table-cell table:style-name="Tabelle1.I2" office:value-type="string">
            <text:p text:style-name="P93"/>
          </table:table-cell>
        </table:table-row>
        <table:table-row>
          <table:table-cell table:style-name="Tabelle1.A2" office:value-type="string">
            <text:p text:style-name="P95">izcip03</text:p>
          </table:table-cell>
          <table:table-cell table:style-name="Tabelle1.A2" office:value-type="string">
            <text:p text:style-name="P95">9</text:p>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5">1</text:p>
          </table:table-cell>
          <table:table-cell table:style-name="Tabelle1.A2" office:value-type="string">
            <text:p text:style-name="P95">izcip03</text:p>
          </table:table-cell>
          <table:table-cell table:style-name="Tabelle1.A2" office:value-type="string">
            <text:p text:style-name="P93"/>
          </table:table-cell>
          <table:table-cell table:style-name="Tabelle1.I2" office:value-type="string">
            <text:p text:style-name="P93"/>
          </table:table-cell>
        </table:table-row>
        <table:table-row>
          <table:table-cell table:style-name="Tabelle1.A2" office:value-type="string">
            <text:p text:style-name="P95">izcip04</text:p>
          </table:table-cell>
          <table:table-cell table:style-name="Tabelle1.A2" office:value-type="string">
            <text:p text:style-name="P95">6</text:p>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5">2</text:p>
          </table:table-cell>
          <table:table-cell table:style-name="Tabelle1.A2" office:value-type="string">
            <text:p text:style-name="P95">izcip02</text:p>
          </table:table-cell>
          <table:table-cell table:style-name="Tabelle1.A2" office:value-type="string">
            <text:p text:style-name="P93"/>
          </table:table-cell>
          <table:table-cell table:style-name="Tabelle1.I2" office:value-type="string">
            <text:p text:style-name="P93"/>
          </table:table-cell>
        </table:table-row>
        <table:table-row>
          <table:table-cell table:style-name="Tabelle1.A2" office:value-type="string">
            <text:p text:style-name="P95">izcip05</text:p>
          </table:table-cell>
          <table:table-cell table:style-name="Tabelle1.A2" office:value-type="string">
            <text:p text:style-name="P95">5</text:p>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3"/>
          </table:table-cell>
          <table:table-cell table:style-name="Tabelle1.A2" office:value-type="string">
            <text:p text:style-name="P95">5</text:p>
          </table:table-cell>
          <table:table-cell table:style-name="Tabelle1.A2" office:value-type="string">
            <text:p text:style-name="P95">izcip01</text:p>
          </table:table-cell>
          <table:table-cell table:style-name="Tabelle1.A2" office:value-type="string">
            <text:p text:style-name="P93"/>
          </table:table-cell>
          <table:table-cell table:style-name="Tabelle1.I2" office:value-type="string">
            <text:p text:style-name="P93"/>
          </table:table-cell>
        </table:table-row>
      </table:table>
      <text:p text:style-name="P33"/>
      <text:p text:style-name="P33"/>
      <text:p text:style-name="P75"><text:span text:style-name="T17">2.2 NICK</text:span>:</text:p>
      <text:p text:style-name="P48"/>
      <text:p text:style-name="P50">- <text:span text:style-name="T18">NICK; Der NICK entspricht dem gewählten Nicknamen; Er ist höchstens neun Zeichen lang und</text:span></text:p>
      <text:p text:style-name="P54"><text:s text:c="3"/>kann aus Zahlen und Buchstaben bestehen</text:p>
      <text:p text:style-name="P48">- <text:span text:style-name="T18">NICK ist im ganzen Chat einzigartig</text:span></text:p>
      <text:p text:style-name="P48">- <text:span text:style-name="T18">NICK = (nick:STRING(1-9)[a-zA-Z0-9])</text:span></text:p>
      <text:p text:style-name="P45"/>
      <text:p text:style-name="P76"/>
      <text:p text:style-name="P78">2.3 CHANNEL:</text:p>
      <text:p text:style-name="P76"/>
      <text:p text:style-name="P43">- CHANNEL_NAME; <text:span text:style-name="T19">Der</text:span> <text:span text:style-name="T19">CHANNEL_NAME entspricht dem gewählten Name des Channels</text:span></text:p>
      <text:p text:style-name="P44">- TOPIC; <text:span text:style-name="T19">Das TOPIC entspricht dem gewählten Topic des Channels, dieses kann nur vom Operator</text:span></text:p>
      <text:p text:style-name="P61"><text:s text:c="2"/>gesetzt oder geändert werden</text:p>
      <text:p text:style-name="P43">- Operator; <text:span text:style-name="T19">Der</text:span> <text:span text:style-name="T19">Operator entspricht dem Channelgründer</text:span> </text:p>
      <text:p text:style-name="P52">- <text:span text:style-name="T21">CLIENT_LIST</text:span>; <text:span text:style-name="T19">Die CLIENT_LIST enthält alle Teilnehmer, die in diesem Channel vorhanden</text:span></text:p>
      <text:p text:style-name="P55"><text:s text:c="3"/>sind</text:p>
      <text:p text:style-name="P51"/>
      <text:p text:style-name="P59"><text:span text:style-name="T5">- </text:span><text:span text:style-name="T6">CHANNEL = {CHANNEL_NAME(TOPIC, Operator, </text:span><text:span text:style-name="T7">CLIENT_LIST</text:span><text:span text:style-name="T6">{NICK[1], …, <text:tab/><text:tab/><text:tab/><text:tab/> <text:s text:c="3"/>NICK[m]}</text:span><text:span text:style-name="T7">}</text:span></text:p>
      <text:p text:style-name="P58"/>
      <text:p text:style-name="P53"/>
      <text:p text:style-name="P53"/>
      <text:p text:style-name="P79">2.3 CHANNEL_LIST:</text:p>
      <text:p text:style-name="P49"/>
      <text:p text:style-name="P50">- <text:span text:style-name="T21">CHANNEL_LIST; In der CHANNEL_LIST werden alle im Chat vorkommenden Channels</text:span></text:p>
      <text:p text:style-name="P56"><text:s text:c="3"/>gespeichert</text:p>
      <text:p text:style-name="P49"/>
      <text:p text:style-name="P49">- <text:span text:style-name="T21">CHANNEL_LIST = {CHANNEL[1],..., CHANNEL[j]}</text:span></text:p>
      <text:p text:style-name="P77"/>
      <text:p text:style-name="P77"/>
      <text:p text:style-name="P77"><text:soft-page-break/></text:p>
      <text:p text:style-name="P77"/>
      <text:p text:style-name="P77"/>
      <text:p text:style-name="P77"/>
      <text:p text:style-name="P77"/>
      <text:p text:style-name="P91"><text:span text:style-name="T19">3</text:span> <text:span text:style-name="T19">Befehle</text:span></text:p>
      <text:p text:style-name="P91"/>
      <text:p text:style-name="P40">Die Felder der Nachrichten des Chatprotokolls sind jeweils durch Leerzeichen von einander abgetrennt und enden in einem Zeilenumbruch.</text:p>
      <text:p text:style-name="P6"/>
      <text:p text:style-name="P80"><text:span text:style-name="T19">3</text:span>.<text:span text:style-name="T13">1</text:span> NICK</text:p>
      <text:p text:style-name="P1"/>
      <text:p text:style-name="P28"><text:span text:style-name="T21">Der </text:span>Client sendet <text:span text:style-name="T21">den Befehl </text:span>NICK per Broadcast <text:span text:style-name="T21">und speichert seinen gewählten Nicknamen lokal ab.</text:span></text:p>
      <text:p text:style-name="P26"/>
      <text:p text:style-name="P26">Jeder <text:span text:style-name="T16">weitere</text:span> Client prüft <text:span text:style-name="T21">nun </text:span>ob <text:span text:style-name="T21">der </text:span>N<text:span text:style-name="T21">ickname</text:span> schon vorhanden ist. <text:span text:style-name="T21">Wenn dies nicht der Fall ist wird der Befehl NICK per Broadcast weiter gesendet</text:span>. <text:span text:style-name="T20">Dies geschieht für eine Zeit t.</text:span></text:p>
      <text:p text:style-name="P27"/>
      <text:p text:style-name="P25">Sofern <text:span text:style-name="T21">der </text:span>N<text:span text:style-name="T21">ickname</text:span> schon vorhanden <text:span text:style-name="T21">ist</text:span>, erfolgt per <text:span text:style-name="T16">Uni</text:span>cast eine Fehlermeldung <text:span text:style-name="T16">an den Absender Client</text:span>. </text:p>
      <text:p text:style-name="P30">Fehlermeldung: 302 “NICK ist nicht einzigartig” <text:span text:style-name="T16">und der</text:span> <text:span text:style-name="T16">Absender löscht seinen lokalen NICK.</text:span></text:p>
      <text:p text:style-name="P101">Nach Ablauf der Zeit t aktzeptiert der Client den Nick. </text:p>
      <text:p text:style-name="P101"/>
      <text:p text:style-name="P101">Wird der Nick geändert, während der Client in einem Kanal ist, wird diese Änderung jeweils per Unicast an die Kanalteilnehmer gesendet.</text:p>
      <text:p text:style-name="P25"/>
      <text:p text:style-name="P30">t→ maximale Verzögerungszeit des Netzes</text:p>
      <text:p text:style-name="P30"/>
      <text:p text:style-name="P18">Gleichzeitigkeit:</text:p>
      <text:p text:style-name="P30">Wenn zwei Clients zeitgleich den selben NICK verwenden, erhalten beide Clients </text:p>
      <text:p text:style-name="P30">Fehlermeldung: 302 NICK ist nicht einzigartig</text:p>
      <text:p text:style-name="P30"/>
      <text:p text:style-name="P69">Format:</text:p>
      <text:p text:style-name="P68">NICK | <text:span text:style-name="T37">host</text:span> | <text:span text:style-name="T37">nick</text:span></text:p>
      <text:p text:style-name="P2"/>
      <text:p text:style-name="P2"/>
      <text:p text:style-name="P80"><text:span text:style-name="T19">3</text:span>.<text:span text:style-name="T13">2</text:span> JOIN</text:p>
      <text:p text:style-name="P1"/>
      <text:p text:style-name="P63">Möchte ein Client einem Kanal beitreten, muss er sich den Kanal zunächst lokal vormerken. Der Kanal gilt dann noch nicht als erstellt. Der Client muss JOIN für den vorgemerkten Kanal per Broadcast senden. </text:p>
      <text:p text:style-name="P63">Hat ein anderer Client sich einen Kanal mit gleichem Namen ebenfalls vorgemerkt, dann <text:span text:style-name="T31">muss </text:span>er <text:span text:style-name="T31">KILLCHANNEL per Unicast an den ersten Client zurücksenden und muss den Broadcast abbrechen.</text:span></text:p>
      <text:p text:style-name="P64">Empfängt ein Client KILLCHANNEL, dann muss er den vorgemerkten Kanal wieder entfernen.</text:p>
      <text:p text:style-name="P64"><text:soft-page-break/>Kennt ein Server den Kanal bereits, dann muss er den Absender in den Kanal einfügen und danach JOINCHANNEL an jeden Teilnehmer des Kanals per Unicast und CHANNEL an den Absender per Unicast senden <text:span text:style-name="T32">und den Broadcast von JOIN abbrechen.</text:span></text:p>
      <text:p text:style-name="P64">Empfängt ein Client ein CHANNEL, dann muss er sich den Kanal als erstellt markieren, die Kanalinformationen inklusive der Teilnehmerliste übernehmen und dem Kanal beitreten. </text:p>
      <text:p text:style-name="P64">Nach Ablauf der Zeit t sollte der Kanal vom Absender als erstellt markiert werden. </text:p>
      <text:p text:style-name="P64"/>
      <text:p text:style-name="P111">Kann ein JOIN nicht zugestellt werden, dann sende STATUS 605. </text:p>
      <text:p text:style-name="P29"/>
      <text:p text:style-name="P19">Gleichzeitigkeit:</text:p>
      <text:p text:style-name="P31">Wenn zwei Clients zeitgleich den selben <text:span text:style-name="T14">Channel</text:span> <text:span text:style-name="T14">anlegen (Client bekommt innerhalb der Zeit t ein JOIN von einem anderem Host mit gleichem Kanalnamen)</text:span>, erhalten beide Clients <text:span text:style-name="T22">eine</text:span></text:p>
      <text:p text:style-name="P31">Fehlermeldungen und die Kanäle werden lokal gelöscht.</text:p>
      <text:p text:style-name="P31"/>
      <text:p text:style-name="P69">Format:</text:p>
      <text:p text:style-name="P40">JOIN | host | channel</text:p>
      <text:p text:style-name="P65"/>
      <text:p text:style-name="P6"/>
      <text:p text:style-name="P80"><text:span text:style-name="T19">3</text:span>.<text:span text:style-name="T13">3</text:span> LEAVE</text:p>
      <text:p text:style-name="P1"/>
      <text:p text:style-name="P60"><text:span text:style-name="T22">Der </text:span>Client sendet <text:span text:style-name="T22">den Befehl</text:span> LEAVE <text:span text:style-name="T15">per Unicast</text:span> an alle Kanalteilnehmer. Diese löschen den Client aus Ihrer C<text:span text:style-name="T22">LIENT</text:span>_LIST. <text:span text:style-name="T22">Der Client löscht seinen CHANNEL.</text:span></text:p>
      <text:p text:style-name="P62">Verlässt der letzte Teilnehmer den Channel wird zusätzlich eine <text:span text:style-name="T34">DELCHANNEL</text:span> Nachricht per Broadcast <text:s/>gesendet. Alle Clients löschen Channel aus Ihrer CHANNEL_LIST.</text:p>
      <text:p text:style-name="P62"/>
      <text:p text:style-name="P69">Format:</text:p>
      <text:p text:style-name="P69">LEAVE | host | channel</text:p>
      <text:p text:style-name="P62"/>
      <text:p text:style-name="P83"/>
      <text:p text:style-name="P83"><text:span text:style-name="T19">3</text:span>.<text:span text:style-name="T19">4</text:span> <text:span text:style-name="T33">DELCHANNEL</text:span></text:p>
      <text:p text:style-name="P38"/>
      <text:p text:style-name="P38">Der Client muss DELCHANNEL an den Kanal senden, falls er der Kanaladmin ist und den Kanal verlässt. Kanalteilnehmer, die DELCHANNEL erhalten müssen prüfen, ob der Absender der Kanaladmin ist und müssen den Kanal bei sich löschen. Die Kanalteilnehmer dürfen an sie addressierte DELCHANNEL nicht weiterleiten. </text:p>
      <text:p text:style-name="P38"/>
      <text:p text:style-name="P40">Format:</text:p>
      <text:p text:style-name="P40">DELCHANNEL | host | channel</text:p>
      <text:p text:style-name="P84"/>
      <text:p text:style-name="P62"/>
      <text:p text:style-name="P80"><text:span text:style-name="T19">3</text:span>.<text:span text:style-name="T33">5</text:span> LIST</text:p>
      <text:p text:style-name="P1"/>
      <text:p text:style-name="P70">Der Client sendet den Befehl LIST per Broadcast. Alle anderen Clients schicken dem Absender ihren CHANNEL per Unicast. Der Client listet die erhaltenen Channel bei sich auf und sorgt dafür, dass doppelt vorkommende Channel nur einfach aufgezählt werden.</text:p>
      <text:p text:style-name="P70"/>
      <text:p text:style-name="P69">Format:</text:p>
      <text:p text:style-name="P69">LIST | host</text:p>
      <text:p text:style-name="P6"/>
      <text:p text:style-name="P6"><text:soft-page-break/></text:p>
      <text:p text:style-name="P80"><text:span text:style-name="T19">3</text:span>.<text:span text:style-name="T33">6</text:span> GETTOPIC</text:p>
      <text:p text:style-name="P3"/>
      <text:p text:style-name="P35">Der Client sendet den Befehl GETTOPIC. Das Topic wird aus seinem <text:span text:style-name="T35">lokal gespeicherten <text:s/></text:span>CHANNEL ausgelesen und angezeigt. </text:p>
      <text:p text:style-name="P71"/>
      <text:p text:style-name="P71"/>
      <text:p text:style-name="P80"><text:span text:style-name="T19">3</text:span>.<text:span text:style-name="T33">7</text:span> SETTOPIC</text:p>
      <text:p text:style-name="P6"/>
      <text:p text:style-name="P34">Der Client sendet den Befehl <text:span text:style-name="T23">S</text:span>ETTOPIC. <text:span text:style-name="T23">Es wird überprüft, ob der Client Operator ist, wenn dies nicht der Fall ist erhält der Client eine Fehlermeldung mit STATUS 502.</text:span></text:p>
      <text:p text:style-name="P36">Andernfalls wird das alte Topic überschrieben. <text:span text:style-name="T24">Der Client sendet nun per Unicast an die Channelteilnehmer die Änderung um deren CHANNEL zu aktualisieren. Jeder Client muss überprüfen, ob der Absender des SETTOPIC der Kanaladmin ist. </text:span></text:p>
      <text:p text:style-name="P36"/>
      <text:p text:style-name="P40">Format:</text:p>
      <text:p text:style-name="P40">SETTOPIC | host | channel | topic</text:p>
      <text:p text:style-name="P6"/>
      <text:p text:style-name="P3"/>
      <text:p text:style-name="P80"><text:span text:style-name="T19">3</text:span>.<text:span text:style-name="T33">8</text:span> MSG</text:p>
      <text:p text:style-name="P6"/>
      <text:p text:style-name="P32"><text:span text:style-name="T23">Der </text:span>Client sendet <text:span text:style-name="T23">die </text:span>Message <text:span text:style-name="T35">jeweils </text:span>per Unicast an alle Channel- Teilnehmer. <text:span text:style-name="T39">Ist die Nachricht nicht zustellbar, sendet der erste Host, der die Nachricht nicht weiterleiten kann per Unicast STATUS mit 605. Der Client kann dann versuchen ein neues Routing zum Ziel herzustellen und die Nachricht erneut zu versenden.</text:span></text:p>
      <text:p text:style-name="P32"/>
      <text:p text:style-name="P69">Format:</text:p>
      <text:p text:style-name="P69">MSG | sender host | sender nick | channel</text:p>
      <text:p text:style-name="P6"/>
      <text:p text:style-name="P6"/>
      <text:p text:style-name="P80"><text:span text:style-name="T19">3</text:span>.<text:span text:style-name="T33">9</text:span> PRIVMSG</text:p>
      <text:p text:style-name="P6"/>
      <text:p text:style-name="P109"><text:span text:style-name="T23">Der Client s</text:span>endet <text:span text:style-name="T23">die </text:span>Message per Unicast an <text:span text:style-name="T23">den ausgewählten</text:span> Teilnehmer, <text:span text:style-name="T35">sofern dieser im Kanal ist</text:span>. <text:span text:style-name="T39">Ist die Nachricht nicht zustellbar, sendet der erste Host, der die Nachricht nicht weiterleiten kann per Unicast STATUS mit 605. Der Client kann dann versuchen ein neues Routing zum Ziel herzustellen und die Nachricht erneut zu versenden.</text:span></text:p>
      <text:p text:style-name="P32"/>
      <text:p text:style-name="P69">Format:</text:p>
      <text:p text:style-name="P69">PRIVMSG | sender host | sender nick | channel | dest nick</text:p>
      <text:p text:style-name="P6"/>
      <text:p text:style-name="P6"/>
      <text:p text:style-name="P80"><text:span text:style-name="T19">3</text:span>.<text:span text:style-name="T33">10</text:span> QUIT</text:p>
      <text:p text:style-name="P6"/>
      <text:p text:style-name="P32"><text:span text:style-name="T23">Der Client s</text:span>endet <text:span text:style-name="T23">zuerst den Befehl</text:span> LEAVE <text:span text:style-name="T25">(siehe 3.3)</text:span>. <text:span text:style-name="T23">Anschließend wird das Chat-Programm</text:span> <text:span text:style-name="T23">beendet.</text:span></text:p>
      <text:p text:style-name="P32"/>
      <text:p text:style-name="P4"/>
      <text:p text:style-name="P87"><text:span text:style-name="T27">3</text:span><text:span text:style-name="T26">.</text:span><text:span text:style-name="T27">1</text:span><text:span text:style-name="T28">1</text:span><text:span text:style-name="T26"> </text:span><text:span text:style-name="T27">ROUTE</text:span></text:p>
      <text:p text:style-name="P81"><text:soft-page-break/></text:p>
      <text:p text:style-name="P14">mit &lt;name&gt;:</text:p>
      <text:p text:style-name="P36">Der Client sendet den Befehl ROUTE. Es wird in der ROUTINGTABELLE gesucht, ob der Zielclient schon in der Tabelle eingetragen ist. Wenn dies der Fall ist wird wird ein “HELLO-Paket” per Unicast zu dem Ziel gesendet. Jeder Hop, der dieses Paket unterwegs zum Ziel erhält schreibt seinen Namen hinein [(HopName_1, HopName_2, …, HopName_z)]. Der Zielclient sendet das empfangene Paket nun per Unicast wieder an den Absender Zurück. Dieser <text:span text:style-name="T24">k</text:span>ann das HELLO-Paket nun auslesen und ausgeben.</text:p>
      <text:p text:style-name="P37">Sollte der Zielclient noch nicht in der ROUTINGTABELLE stehen, <text:span text:style-name="T24">erfolg</text:span> zuert ein Routing <text:span text:style-name="T24">nach dem AODV-Protokoll. Anschließend wird wie im ersten Fall verfahren.</text:span></text:p>
      <text:p text:style-name="P14"/>
      <text:p text:style-name="P41"><text:span text:style-name="T2">ohne &lt;name&gt;:</text:span><text:span text:style-name="T3"> <text:s/>Ausgabe der lokal gespeicherten Routintabelle</text:span></text:p>
      <text:p text:style-name="P98"/>
      <text:p text:style-name="P99">Format:</text:p>
      <text:p text:style-name="P42"><text:span text:style-name="T3">HELLO | Absender | Ziel | </text:span><text:span text:style-name="T12">[(HopName_1, HopName_2, …, HopName_z)]</text:span></text:p>
      <text:p text:style-name="P81"/>
      <text:p text:style-name="P81">3.1<text:span text:style-name="T33">2</text:span> NEIGHBORS</text:p>
      <text:p text:style-name="P6"/>
      <text:p text:style-name="P66">Ausgabe aller Clients aus Routingtabelle mit Hop=1 <text:span text:style-name="T36">aus der Routingtabelle.</text:span></text:p>
      <text:p text:style-name="P66"/>
      <text:p text:style-name="P82">3.1<text:span text:style-name="T33">3 LISTRES</text:span></text:p>
      <text:p text:style-name="P39"/>
      <text:p text:style-name="P67">Jeder Client der LIST empfängt, muss LISTRES an den Absender von LIST per Unicast zurückschicken. Empfängt ein Client ein an ihn addressiertes LISTRES, dann muss er es für die Zeit t zwischenspeichern und die Kanaleinträge daraus mit den Kanaleinträgen aus anderen empfangenen LISTRES zusammenführen. </text:p>
      <text:p text:style-name="P67"/>
      <text:p text:style-name="P69">Format:</text:p>
      <text:p text:style-name="P69">LISTRES | host | [channel1, channel2, … channeln]</text:p>
      <text:p text:style-name="P67"/>
      <text:p text:style-name="P85">3.14 JOINCHANNEL</text:p>
      <text:p text:style-name="P68"/>
      <text:p text:style-name="P68">Wenn ein Client JOINCHANNEL empfängt und im Kanal ist, dann fügt er den neuen Kanalteilnehmer in den Kanal hinzu.</text:p>
      <text:p text:style-name="P68"/>
      <text:p text:style-name="P69">Format:</text:p>
      <text:p text:style-name="P69">JOINCHANNEL | absender | ziel | channel | neuer Teilnehmer</text:p>
      <text:p text:style-name="P68"/>
      <text:p text:style-name="P86">3.15 <text:s/><text:span text:style-name="T31">KILLCHANNEL</text:span></text:p>
      <text:p text:style-name="P6"/>
      <text:p text:style-name="P69">Wird per Unicast weitergesendet.</text:p>
      <text:p text:style-name="P69"/>
      <text:p text:style-name="P69">Format:</text:p>
      <text:p text:style-name="P69">KILLCHANNEL | host | channel</text:p>
      <text:p text:style-name="P69"/>
      <text:p text:style-name="P112">3.16 CHANNEL</text:p>
      <text:p text:style-name="P103"/>
      <text:p text:style-name="P103">Wird beim Beitritt in einen Kanal dem neuen Kanalteilnehmer mitgeteilt.</text:p>
      <text:p text:style-name="P103"/>
      <text:p text:style-name="P103"><text:soft-page-break/>Format:</text:p>
      <text:p text:style-name="P103">CHANNEL | absender | ziel | Kanalname | Kanaladmin | Kanaltopic | (Teilnehmerhost | Teilnehmernick), ...</text:p>
      <text:p text:style-name="P6"/>
      <text:p text:style-name="P89"><text:span text:style-name="T25">4</text:span> Fehlerbehandlung</text:p>
      <text:p text:style-name="P6"/>
      <text:p text:style-name="P6"/>
      <text:p text:style-name="P6"/>
      <text:p text:style-name="P73"><text:span text:style-name="T25">4</text:span>.1 Fehler-Codes</text:p>
      <text:p text:style-name="P1"/>
      <text:p text:style-name="P6">100 CONNECT erfolgreich</text:p>
      <text:p text:style-name="P6">101 Fehler bei CONNECT</text:p>
      <text:p text:style-name="P6">200 DISCONNECT erfolgreich</text:p>
      <text:p text:style-name="P6">201 Fehler bei DISCONNECT</text:p>
      <text:p text:style-name="P6">300 NICK ist einzigartig</text:p>
      <text:p text:style-name="P6">301 Nicht authotisierte NICK-Änderung</text:p>
      <text:p text:style-name="P6">302 NICK ist nicht einzigartig</text:p>
      <text:p text:style-name="P6">400 Bekannter Channel, JOIN erfolgreich</text:p>
      <text:p text:style-name="P6">401 Neuer Channel erstellt, JOIN erfolgreich</text:p>
      <text:p text:style-name="P6">402 Nicht in Channel</text:p>
      <text:p text:style-name="P6">403 Kein solcher Channel existiert</text:p>
      <text:p text:style-name="P6">404 Bereits in anderem CHANNEL beigetreten</text:p>
      <text:p text:style-name="P6">502 Absender ist nicht Channel-OP</text:p>
      <text:p text:style-name="P6">600 Kanalnachricht erfolgreich zugestellt</text:p>
      <text:p text:style-name="P6">601 Kein solcher Client im Channel</text:p>
      <text:p text:style-name="P6">603 Client befindet sich woanders, aber nicht in dem Kanal</text:p>
      <text:p text:style-name="P6">604 Private Nachricht erfolgreich zugestellt</text:p>
      <text:p text:style-name="P108">605 nicht zustellbar</text:p>
      <text:p text:style-name="P1"/>
      <text:p text:style-name="P1"/>
      <text:p text:style-name="P113">5 Verbindungen</text:p>
      <text:p text:style-name="P104"/>
      <text:p text:style-name="P104">Discovery:</text:p>
      <text:p text:style-name="P104">Jeder Client sendet je Zeitintervall t, solange er nicht eine Verbindung zu genau drei anderen Clients hat, eine Discovery-Nachricht an eine zuvor festgelegte Ipv6 Multicast-Gruppe. Empfängt ein Client eine solche Nachricht, dann verbindet er sich per TCP mit dem Absender der Nachricht. Das Discovery-Paket ist ein UDP Paket auf dem Port 5002 mit dem Inhalt 0xDEADBEEF. <text:span text:style-name="T38">Verliert ein Client eine TCP-Verbindung sendet er wieder solange das Discovery-Paket, bis er wieder 3 Verbindungen hat. Verbindet sich ein Client mit einem Client, </text:span></text:p>
      <text:p text:style-name="P104"/>
      <text:p text:style-name="P104">Chat-Port:</text:p>
      <text:p text:style-name="P104">Für die TCP-Sockets für das AODV und das Chat-Protokoll wird der Port 5003 benuzt.</text:p>
      <text:p text:style-name="P104"/>
      <text:p text:style-name="P105">TCP-Verbindungen:</text:p>
      <text:p text:style-name="P105">Ein Link-Failure wird durch eine fehlerhafte oder geschlossene TCP-Verbindun erkannt und dem AODV mitgeteilt.</text:p>
      <text:p text:style-name="P104"/>
      <text:p text:style-name="P106">Synching:</text:p>
      <text:p text:style-name="P106"><text:soft-page-break/>Falls eine neue TCP-Verbindung aufgebaut wurde, müssen die 2 sich verbindenden Clients SYNC per Broadcast jeweils in das andere Netzfragment senden. Jeder Client, der SYNC erhält vergleicht den darin enthaltenen Hash mit seinem eigenen Hash. Sind diese unterschiedlich, dann sendet er zum Absender von SYNC ein CHANNEL per Unicast. Nach dem senden von SYNC wartet der Client Zeit t, bis er alle CHANNEL erhalten hat. Dann vergleicht er zunächst per Mehrheitsentscheid, welcher Clietn (host) in dem Kanal ist und anschließend mit welchem Nick dieser dem Kanal angehört. </text:p>
      <text:p text:style-name="P106"/>
      <text:p text:style-name="P107">Format:</text:p>
      <text:p text:style-name="P107">SYNC | absender | channel | sha256hash von CHANNEL</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2:10:52.989977831</meta:creation-date>
    <dc:date>2016-12-14T21:33:05.520831175</dc:date>
    <meta:editing-duration>PT2H31M22S</meta:editing-duration>
    <meta:editing-cycles>28</meta:editing-cycles>
    <meta:generator>LibreOffice/5.2.3.3$Linux_X86_64 LibreOffice_project/20m0$Build-3</meta:generator>
    <meta:document-statistic meta:table-count="1" meta:image-count="0" meta:object-count="0" meta:page-count="8" meta:paragraph-count="187" meta:word-count="1623" meta:character-count="10864" meta:non-whitespace-character-count="9350"/>
  </office:meta>
</office:document-meta>
</file>